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erif1" svg:font-family="FreeSerif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erif" svg:font-family="FreeSerif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 → compiler → assembly → assembler → 111001010 → linker → .exe → memory</text:p>
      <text:p text:style-name="Standard"/>
      <text:p text:style-name="Standard">dynamic Linking</text:p>
      <text:p text:style-name="Standard"><text:tab/>requires procedure code</text:p>
      <text:p text:style-name="Standard"><text:tab/>avoids bloat</text:p>
      <text:p text:style-name="Standard"><text:tab/>picks up new library versions</text:p>
      <text:p text:style-name="Standard"><text:tab/>e.g. a call function</text:p>
      <text:p text:style-name="Standard"/>
      <text:p text:style-name="Standard">bubble sorts</text:p>
      <text:p text:style-name="Standard"/>
      <text:p text:style-name="Standard">swap element C</text:p>
      <text:p text:style-name="Standard"><text:tab/>int temp;</text:p>
      <text:p text:style-name="Standard"><text:tab/>temp = a;</text:p>
      <text:p text:style-name="Standard"><text:tab/>a = a+1;</text:p>
      <text:p text:style-name="Standard"><text:tab/>a+1 = tem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erif1" svg:font-family="FreeSerif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2" style:font-size-asian="10.5pt" style:language-asian="zh" style:country-asian="CN" style:font-name-complex="Free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2" style:font-size-asian="14pt" style:font-name-complex="FreeSerif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erif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erif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Schirduan</meta:initial-creator>
    <meta:creation-date>2011-02-22T15:05:08</meta:creation-date>
    <dc:date>2011-02-22T15:13:20</dc:date>
    <dc:creator>David Schirduan</dc:creator>
    <meta:editing-duration>PT8M12S</meta:editing-duration>
    <meta:editing-cycles>3</meta:editing-cycles>
    <meta:generator>LibreOffice/3.3$Unix LibreOffice_project/330m19$Build-6</meta:generator>
    <meta:document-statistic meta:table-count="0" meta:image-count="0" meta:object-count="0" meta:page-count="1" meta:paragraph-count="12" meta:word-count="47" meta:character-count="242"/>
  </office:meta>
</office:document-meta>
</file>